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0620000001869265C34FDB01F62.png" manifest:media-type="image/png"/>
  <manifest:file-entry manifest:full-path="Pictures/1000041A00000A2B00000272891AD958947B9B2F.svg" manifest:media-type="image/svg+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8.5cm"/>
    </style:style>
    <style:style style:name="Table2.B" style:family="table-column">
      <style:table-column-properties style:column-width="8.513cm"/>
    </style:style>
    <style:style style:name="Table2.1" style:family="table-row">
      <style:table-row-properties style:min-row-height="2.4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2" style:family="table-row">
      <style:table-row-properties style:min-row-height="2.8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1" style:family="table-row">
      <style:table-row-properties style:min-row-height="4.20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01e048" officeooo:paragraph-rsid="0001e048"/>
    </style:style>
    <style:style style:name="P2" style:family="paragraph" style:parent-style-name="Standard">
      <style:text-properties officeooo:rsid="0000e354" officeooo:paragraph-rsid="0000e354"/>
    </style:style>
    <style:style style:name="P3" style:family="paragraph" style:parent-style-name="Standard">
      <style:paragraph-properties fo:text-align="center" style:justify-single-word="false"/>
      <style:text-properties officeooo:rsid="0000e354" officeooo:paragraph-rsid="0000e354"/>
    </style:style>
    <style:style style:name="P4" style:family="paragraph" style:parent-style-name="Standard">
      <style:text-properties officeooo:rsid="0002d949" officeooo:paragraph-rsid="0002d949"/>
    </style:style>
    <style:style style:name="P5" style:family="paragraph" style:parent-style-name="Standard" style:list-style-name="L1">
      <style:text-properties officeooo:rsid="0004601a" officeooo:paragraph-rsid="0004601a"/>
    </style:style>
    <style:style style:name="P6" style:family="paragraph" style:parent-style-name="Standard">
      <style:text-properties officeooo:rsid="0004601a" officeooo:paragraph-rsid="0004601a"/>
    </style:style>
    <style:style style:name="P7" style:family="paragraph" style:parent-style-name="Standard" style:list-style-name="L3">
      <style:text-properties officeooo:rsid="0004601a" officeooo:paragraph-rsid="0004601a"/>
    </style:style>
    <style:style style:name="P8" style:family="paragraph" style:parent-style-name="Standard">
      <style:text-properties officeooo:paragraph-rsid="0004601a"/>
    </style:style>
    <style:style style:name="P9" style:family="paragraph" style:parent-style-name="Standard" style:list-style-name="L5">
      <style:text-properties officeooo:paragraph-rsid="000694ba"/>
    </style:style>
    <style:style style:name="P10" style:family="paragraph" style:parent-style-name="Standard" style:list-style-name="L5">
      <style:text-properties officeooo:paragraph-rsid="000605eb"/>
    </style:style>
    <style:style style:name="P11" style:family="paragraph" style:parent-style-name="Standard" style:list-style-name="L3">
      <style:text-properties officeooo:rsid="000605eb" officeooo:paragraph-rsid="000605eb"/>
    </style:style>
    <style:style style:name="P12" style:family="paragraph" style:parent-style-name="Standard" style:list-style-name="L5">
      <style:text-properties officeooo:rsid="000694ba" officeooo:paragraph-rsid="000694ba"/>
    </style:style>
    <style:style style:name="P13" style:family="paragraph" style:parent-style-name="Standard">
      <style:text-properties officeooo:rsid="000694ba" officeooo:paragraph-rsid="000694ba"/>
    </style:style>
    <style:style style:name="P14" style:family="paragraph" style:parent-style-name="Standard" style:list-style-name="L6">
      <style:text-properties officeooo:rsid="000694ba" officeooo:paragraph-rsid="000694ba"/>
    </style:style>
    <style:style style:name="T1" style:family="text">
      <style:text-properties officeooo:rsid="0001e048"/>
    </style:style>
    <style:style style:name="T2" style:family="text">
      <style:text-properties officeooo:rsid="0004601a"/>
    </style:style>
    <style:style style:name="T3" style:family="text">
      <style:text-properties officeooo:rsid="000605eb"/>
    </style:style>
    <style:style style:name="T4" style:family="text">
      <style:text-properties officeooo:rsid="000694ba"/>
    </style:style>
    <style:style style:name="T5" style:family="text">
      <style:text-properties officeooo:rsid="0007cc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draw:frame draw:style-name="fr1" draw:name="Image1" text:anchor-type="paragraph" svg:x="4.844cm" svg:y="-0.093cm" svg:width="1.042cm" svg:height="0.626cm" draw:z-index="0"><draw:image xlink:href="Pictures/1000041A00000A2B00000272891AD958947B9B2F.svg" xlink:type="simple" xlink:show="embed" xlink:actuate="onLoad"/><draw:image xlink:href="Pictures/10000201000000620000001869265C34FDB01F62.png" xlink:type="simple" xlink:show="embed" xlink:actuate="onLoad"/></draw:frame>SAYFA <text:s/>ÇÖZÜNÜRLÜĞÜ</text:p>
          </table:table-cell>
          <table:table-cell table:style-name="Table2.B1" office:value-type="string">
            <text:p text:style-name="P1"><draw:frame draw:style-name="fr2" draw:name="Image2" text:anchor-type="paragraph" svg:width="1.113cm" svg:height="0.626cm" draw:z-index="1"><draw:image xlink:href="Pictures/1000041A00000A2B00000272891AD958947B9B2F.svg" xlink:type="simple" xlink:show="embed" xlink:actuate="onLoad"/><draw:image xlink:href="Pictures/10000201000000620000001869265C34FDB01F62.png" xlink:type="simple" xlink:show="embed" xlink:actuate="onLoad"/></draw:frame>YARDIM SAYFASI</text:p>
          </table:table-cell>
        </table:table-row>
        <table:table-row table:style-name="Table2.2">
          <table:table-cell table:style-name="Table2.A2" office:value-type="string">
            <text:p text:style-name="P1"><draw:frame draw:style-name="fr1" draw:name="Image3" text:anchor-type="paragraph" svg:x="3.394cm" svg:y="0cm" svg:width="1.042cm" svg:height="0.626cm" draw:z-index="2"><draw:image xlink:href="Pictures/1000041A00000A2B00000272891AD958947B9B2F.svg" xlink:type="simple" xlink:show="embed" xlink:actuate="onLoad"/><draw:image xlink:href="Pictures/10000201000000620000001869265C34FDB01F62.png" xlink:type="simple" xlink:show="embed" xlink:actuate="onLoad"/></draw:frame>REKLAM ALANI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2.B2" office:value-type="string">
            <text:p text:style-name="P1"><draw:frame draw:style-name="fr1" draw:name="Image4" text:anchor-type="paragraph" svg:x="3.154cm" svg:y="0cm" svg:width="1.007cm" svg:height="0.626cm" draw:z-index="3"><draw:image xlink:href="Pictures/1000041A00000A2B00000272891AD958947B9B2F.svg" xlink:type="simple" xlink:show="embed" xlink:actuate="onLoad"/><draw:image xlink:href="Pictures/10000201000000620000001869265C34FDB01F62.png" xlink:type="simple" xlink:show="embed" xlink:actuate="onLoad"/></draw:frame>SİTE HARİTASI</text:p>
          </table:table-cell>
        </table:table-row>
      </table:table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/>
          </table:table-cell>
        </table:table-row>
      </table:table>
      <text:p text:style-name="Standard"/>
      <text:p text:style-name="P2">ANA SAYF<text:span text:style-name="T1">A</text:span></text:p>
      <text:p text:style-name="P2"><text:s text:c="126"/></text:p>
      <text:p text:style-name="P2"><text:s text:c="124"/><text:span text:style-name="T1">ENGLISH TURKISH 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/>
          </table:table-cell>
        </table:table-row>
      </table:table>
      <text:p text:style-name="P2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</table:table-row>
      </table:table>
      <text:p text:style-name="P3"><text:s text:c="2"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</table:table-cell>
        </table:table-row>
      </table:table>
      <text:p text:style-name="P4"/>
      <text:p text:style-name="P4">İÇ SAYFA </text:p>
      <text:p text:style-name="P4"/>
      <text:p text:style-name="P4"/>
      <text:p text:style-name="P4"/>
      <text:p text:style-name="P4"><text:s text:c="7"/>ENGLISH TURKISH</text:p>
      <text:list xml:id="list2233979070558522013" text:style-name="L1">
        <text:list-item>
          <text:p text:style-name="P5">Dünyada türkçe dili ve ingilizce <text:s/>dili daha cok konuşulduğu için.</text:p>
        </text:list-item>
        <text:list-item>
          <text:p text:style-name="P5">Ve yaygın dillerdir.</text:p>
        </text:list-item>
      </text:list>
      <text:p text:style-name="P6"/>
      <text:p text:style-name="P6"><text:s text:c="6"/>REKLAM ALANLARI</text:p>
      <text:list xml:id="list4104555731511452766" text:style-name="L3">
        <text:list-item>
          <text:p text:style-name="P7">Reklamlar günlük hayatımızın bir parçasıdır <text:s text:c="25"/></text:p>
        </text:list-item>
        <text:list-item>
          <text:p text:style-name="P7">Reklamın dili ve kültürü faklıdır </text:p>
        </text:list-item>
        <text:list-item>
          <text:p text:style-name="P11"><text:span text:style-name="T4">Örnek; </text:span>DURAK, ROKET </text:p>
        </text:list-item>
      </text:list>
      <text:p text:style-name="P6"/>
      <text:p text:style-name="P8"><text:span text:style-name="T2"><text:s text:c="5"/>SAYFA ÇÖZÜNÜRLÜĞÜ <text:s text:c="18"/>SİTE HARİTASI</text:span></text:p>
      <text:list xml:id="list987033030115149419" text:style-name="L5">
        <text:list-item>
          <text:p text:style-name="P10"><text:span text:style-name="T3">1120x80 <text:s text:c="41"/>Mrss.</text:span></text:p>
        </text:list-item>
        <text:list-item>
          <text:p text:style-name="P9"><text:span text:style-name="T4">800X600 <text:s text:c="40"/>Google sitesi</text:span></text:p>
        </text:list-item>
      </text:list>
      <text:p text:style-name="P13"><text:soft-page-break/><text:s text:c="6"/></text:p>
      <text:list xml:id="list1563754845551580839" text:style-name="L6">
        <text:list-header>
          <text:p text:style-name="P14"/>
        </text:list-header>
      </text:list>
      <text:list xml:id="list101038885099434" text:continue-list="list987033030115149419" text:style-name="L5">
        <text:list-header>
          <text:p text:style-name="P12"/>
          <text:p text:style-name="P1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 text:c="122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08:42:48.205937011</meta:creation-date>
    <dc:date>2018-10-04T10:10:37.349821066</dc:date>
    <meta:editing-duration>PT5M54S</meta:editing-duration>
    <meta:editing-cycles>1</meta:editing-cycles>
    <meta:document-statistic meta:table-count="6" meta:image-count="4" meta:object-count="0" meta:page-count="2" meta:paragraph-count="24" meta:word-count="63" meta:character-count="901" meta:non-whitespace-character-count="336"/>
    <meta:generator>LibreOffice/5.2.7.2$Linux_ARM_EABI LibreOffice_project/528e71104c3fcc3637004cef595401b05295414c</meta:generator>
  </office:meta>
</office:document-meta>
</file>